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33cm" style:rel-column-width="16319*"/>
    </style:style>
    <style:style style:name="Table1.B" style:family="table-column">
      <style:table-column-properties style:column-width="12.767cm" style:rel-column-width="492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33cm" style:rel-column-width="16319*"/>
    </style:style>
    <style:style style:name="Table2.B" style:family="table-column">
      <style:table-column-properties style:column-width="12.767cm" style:rel-column-width="4921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33cm" style:rel-column-width="16319*"/>
    </style:style>
    <style:style style:name="Table3.B" style:family="table-column">
      <style:table-column-properties style:column-width="12.767cm" style:rel-column-width="4921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r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7" text:outline-level="1">Use Cases</text:h>
      <text:p text:style-name="Text_20_body">This document describes the functions of the game that are applicable to the sprints defined in the Plan of Approach document.</text:p>
      <text:p text:style-name="Text_20_body"/>
      <text:p text:style-name="Text_20_body"/>
      <text:p text:style-name="Text_20_body"/>
      <text:h text:style-name="Heading_20_2" text:outline-level="2">Use Case Templa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se Case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e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ost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lternative Flow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7" text:outline-level="1">Use Cases Sprint 1.0.0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se Case</text:p>
          </table:table-cell>
          <table:table-cell table:style-name="Table2.B1" office:value-type="string">
            <text:p text:style-name="P6">Initialize Tetris Game</text:p>
          </table:table-cell>
        </table:table-row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Table_20_Contents">0.1.1</text:p>
          </table:table-cell>
        </table:table-row>
        <table:table-row>
          <table:table-cell table:style-name="Table2.A2" office:value-type="string">
            <text:p text:style-name="P5">Actor</text:p>
          </table:table-cell>
          <table:table-cell table:style-name="Table2.B2" office:value-type="string">
            <text:p text:style-name="Table_20_Contents">System</text:p>
          </table:table-cell>
        </table:table-row>
        <table:table-row>
          <table:table-cell table:style-name="Table2.A2" office:value-type="string">
            <text:p text:style-name="P5">Pre Situation</text:p>
          </table:table-cell>
          <table:table-cell table:style-name="Table2.B2" office:value-type="string">
            <text:p text:style-name="Table_20_Contents">Tetris game not running</text:p>
          </table:table-cell>
        </table:table-row>
        <table:table-row>
          <table:table-cell table:style-name="Table2.A2" office:value-type="string">
            <text:p text:style-name="P5">Post Situation</text:p>
          </table:table-cell>
          <table:table-cell table:style-name="Table2.B2" office:value-type="string">
            <text:p text:style-name="Table_20_Contents">Tetris game running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list xml:id="list5132387201" text:style-name="L1">
              <text:list-item>
                <text:p text:style-name="P8">System starts Tetris Engine</text:p>
              </text:list-item>
              <text:list-item>
                <text:p text:style-name="P8">Engine stands by to perform tasks</text:p>
              </text:list-item>
            </text:list>
          </table:table-cell>
        </table:table-row>
        <table:table-row>
          <table:table-cell table:style-name="Table2.A2" office:value-type="string">
            <text:p text:style-name="P5">Alternative Flows</text:p>
          </table:table-cell>
          <table:table-cell table:style-name="Table2.B2" office:value-type="string">
            <text:list xml:id="list1617161536" text:style-name="L2">
              <text:list-item>
                <text:p text:style-name="P9">Error while starting or running Tetris Engine</text:p>
                <text:list>
                  <text:list-item>
                    <text:p text:style-name="P9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Use Case</text:p>
          </table:table-cell>
          <table:table-cell table:style-name="Table3.B1" office:value-type="string">
            <text:p text:style-name="P6">Tetris Engine Perform Command</text:p>
          </table:table-cell>
        </table:table-row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Table_20_Contents">0.1.1</text:p>
          </table:table-cell>
        </table:table-row>
        <table:table-row>
          <table:table-cell table:style-name="Table3.A2" office:value-type="string">
            <text:p text:style-name="P5">Actor</text:p>
          </table:table-cell>
          <table:table-cell table:style-name="Table3.B2" office:value-type="string">
            <text:p text:style-name="Table_20_Contents">System</text:p>
          </table:table-cell>
        </table:table-row>
        <table:table-row>
          <table:table-cell table:style-name="Table3.A2" office:value-type="string">
            <text:p text:style-name="P5">Pre Situation</text:p>
          </table:table-cell>
          <table:table-cell table:style-name="Table3.B2" office:value-type="string">
            <text:p text:style-name="Table_20_Contents">Tetris game running</text:p>
          </table:table-cell>
        </table:table-row>
        <table:table-row>
          <table:table-cell table:style-name="Table3.A2" office:value-type="string">
            <text:p text:style-name="P5">Post Situation</text:p>
          </table:table-cell>
          <table:table-cell table:style-name="Table3.B2" office:value-type="string">
            <text:p text:style-name="Table_20_Contents">Tetris game running with tasks finished succesfully</text:p>
          </table:table-cell>
        </table:table-row>
        <table:table-row>
          <table:table-cell table:style-name="Table3.A2" office:value-type="string">
            <text:p text:style-name="P5">Normal Flow</text:p>
          </table:table-cell>
          <table:table-cell table:style-name="Table3.B2" office:value-type="string">
            <text:list xml:id="list787515986" text:style-name="L3">
              <text:list-item>
                <text:p text:style-name="P10">Tetris Engine moves an object over a virtual grid by updating the locations of the grid. The commands are given by the engine itself.</text:p>
              </text:list-item>
              <text:list-item>
                <text:p text:style-name="P10">The engine will stop moving the object when it is no longer commanded to.</text:p>
              </text:list-item>
            </text:list>
          </table:table-cell>
        </table:table-row>
        <table:table-row>
          <table:table-cell table:style-name="Table3.A2" office:value-type="string">
            <text:p text:style-name="P5">Alternative Flows</text:p>
          </table:table-cell>
          <table:table-cell table:style-name="Table3.B2" office:value-type="string">
            <text:list xml:id="list2095922785" text:style-name="L4">
              <text:list-item>
                <text:p text:style-name="P11">Virtual grid state is not updated correctly</text:p>
                <text:list>
                  <text:list-item>
                    <text:p text:style-name="P11">Game shuts down</text:p>
                  </text:list-item>
                </text:list>
              </text:list-item>
              <text:list-item>
                <text:p text:style-name="P11">Tetris Engine tries to move object out of grid boundaries</text:p>
                <text:list>
                  <text:list-item>
                    <text:p text:style-name="P11">Game shuts down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</meta:initial-creator>
    <meta:creation-date>2013-04-26T10:54:10</meta:creation-date>
    <meta:generator>LibreOffice/3.5$Linux_X86_64 LibreOffice_project/350m1$Build-2</meta:generator>
    <dc:date>2013-04-26T14:23:41</dc:date>
    <dc:creator>Edwin </dc:creator>
    <meta:editing-duration>PT13M8S</meta:editing-duration>
    <meta:editing-cycles>5</meta:editing-cycles>
    <meta:document-statistic meta:table-count="3" meta:image-count="0" meta:object-count="0" meta:page-count="3" meta:paragraph-count="48" meta:word-count="192" meta:character-count="641" meta:non-whitespace-character-count="963"/>
  </office:meta>
</office:document-meta>
</file>